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76e" officeooo:paragraph-rsid="001f176e"/>
    </style:style>
    <style:style style:name="P2" style:family="paragraph" style:parent-style-name="Standard">
      <style:text-properties officeooo:rsid="002091d6" officeooo:paragraph-rsid="002091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ndow.open(</text:p>
      <text:p text:style-name="P1"/>
      <text:p text:style-name="P1">Opener → hace referencia a la ventana que abre la secundaria.</text:p>
      <text:p text:style-name="P1"/>
      <text:p text:style-name="P1">Parent → hace referencia en un marco a la ventana que lo contie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51:07.034086217</meta:creation-date>
    <dc:date>2018-03-14T20:30:25.012999281</dc:date>
    <meta:editing-duration>PT29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5" meta:character-count="139" meta:non-whitespace-character-count="117"/>
  </office:meta>
</office:document-meta>
</file>